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, Helvetica, Arial, sans-serif"/>
    <style:font-face style:name="apple-system" svg:font-family="apple-system, BlinkMacSystemFont, Arial, sans-serif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07451" style:font-size-asian="14pt" style:font-size-complex="14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letter-kerning="true" style:font-name-asian="Arial" style:font-size-asian="14pt" style:language-asian="ru" style:country-asian="RU" style:font-weight-asian="normal" style:font-name-complex="Arial Unicode MS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.212cm" fo:margin-bottom="0.353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29c0b6" style:font-name-asian="Times New Roman1" style:font-size-asian="14pt" style:language-asian="ru" style:country-asian="RU" style:font-style-asian="normal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officeooo:rsid="00207451" style:letter-kerning="true" style:font-name-asian="Arial" style:font-size-asian="14pt" style:language-asian="ru" style:country-asian="RU" style:font-weight-asian="normal" style:font-name-complex="Arial Unicode MS" style:font-size-complex="14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style="normal" style:text-underline-style="none" fo:font-weight="normal" officeooo:paragraph-rsid="0029c0b6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style:font-name-asian="Calibri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rsid="002d745c" officeooo:paragraph-rsid="002d745c" style:font-name-asian="Calibri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rsid="002d745c" officeooo:paragraph-rsid="00335565" style:font-name-asian="Calibri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rsid="002f60ca" officeooo:paragraph-rsid="00237673" style:font-name-asian="Calibri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paragraph-rsid="002d745c" style:font-name-asian="Calibri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paragraph-rsid="002638cf" style:font-name-asian="Calibri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style:font-name="Liberation Sans2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 fo:break-before="page"/>
      <style:text-properties style:font-name="Liberation Sans2" fo:font-size="14pt" fo:font-weight="normal" style:font-name-asian="Calibri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2" fo:font-size="14pt" fo:language="en" fo:country="US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1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2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2" fo:font-size="14pt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1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18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officeooo:paragraph-rsid="0037e79f"/>
    </style:style>
    <style:style style:name="P2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2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officeooo:rsid="001ae29c" officeooo:paragraph-rsid="001ae29c" style:font-size-asian="14pt" style:font-style-asian="normal" style:font-weight-asian="normal" style:font-size-complex="14pt"/>
    </style:style>
    <style:style style:name="P23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2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ize-complex="14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officeooo:rsid="00207451" style:letter-kerning="true" style:font-name-asian="Arial" style:font-size-asian="14pt" style:language-asian="ru" style:country-asian="RU" style:font-weight-asian="normal" style:font-name-complex="Arial Unicode MS" style:font-size-complex="14pt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iberation Sans2" fo:font-size="14pt" fo:letter-spacing="normal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ext_20_body" style:list-style-name="L1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29" style:family="paragraph" style:parent-style-name="Text_20_body" style:list-style-name="L2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31" style:family="paragraph" style:parent-style-name="Text_20_body" style:list-style-name="L2">
      <style:paragraph-properties fo:margin-top="0cm" fo:margin-bottom="0cm" loext:contextual-spacing="false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32" style:family="paragraph" style:parent-style-name="Text_20_body" style:list-style-name="L3">
      <style:paragraph-properties fo:margin-left="0cm" fo:margin-right="0.268cm" fo:margin-top="0.268cm" fo:margin-bottom="0.268cm" loext:contextual-spacing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weight-asian="normal" style:font-size-complex="14pt" style:font-weight-complex="normal"/>
    </style:style>
    <style:style style:name="P33" style:family="paragraph" style:parent-style-name="List_20_Paragraph" style:list-style-name="WWNum2">
      <style:paragraph-properties fo:margin-left="0cm" fo:margin-right="0cm" fo:margin-top="0cm" fo:margin-bottom="0cm" loext:contextual-spacing="true" fo:line-height="100%" fo:orphans="0" fo:widows="0" fo:hyphenation-ladder-count="no-limit" fo:text-indent="-0.635cm" style:auto-text-indent="false"/>
      <style:text-properties style:font-name="Liberation Sans2" fo:font-size="14pt" fo:language="en" fo:country="US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1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34" style:family="paragraph" style:parent-style-name="List_20_Paragraph" style:list-style-name="WWNum2">
      <style:paragraph-properties fo:margin-left="0cm" fo:margin-right="0cm" fo:margin-top="0cm" fo:margin-bottom="0cm" loext:contextual-spacing="true" fo:text-align="justify" style:justify-single-word="false" fo:text-indent="-0.635cm" style:auto-text-indent="false"/>
      <style:text-properties style:font-name="Liberation Sans2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5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Liberation Sans2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2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ize-complex="14pt"/>
    </style:style>
    <style:style style:name="P38" style:family="paragraph" style:parent-style-name="Preformatted_20_Text">
      <style:paragraph-properties fo:orphans="2" fo:widows="2"/>
      <style:text-properties fo:font-variant="normal" fo:text-transform="none" fo:color="#000000" style:font-name="Liberation Sans2" fo:font-size="14pt" fo:letter-spacing="normal" fo:font-style="normal" fo:font-weight="normal" style:font-size-asian="14pt" style:font-size-complex="14pt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000000" style:font-name="Liberation Sans2" fo:font-size="14pt" fo:letter-spacing="normal" style:font-size-asian="14pt" style:font-size-complex="14pt"/>
    </style:style>
    <style:style style:name="P4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2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 officeooo:rsid="0018b807"/>
    </style:style>
    <style:style style:name="T2" style:family="text">
      <style:text-properties fo:font-variant="normal" fo:text-transform="none" fo:color="#000000" fo:letter-spacing="normal" fo:font-style="normal" officeooo:rsid="00207451" style:letter-kerning="true" style:font-name-asian="Arial" style:language-asian="ru" style:country-asian="RU" style:font-name-complex="Arial Unicode MS"/>
    </style:style>
    <style:style style:name="T3" style:family="text">
      <style:text-properties fo:font-variant="normal" fo:text-transform="none" fo:color="#000000" fo:letter-spacing="normal" fo:font-style="normal" officeooo:rsid="002bfa31"/>
    </style:style>
    <style:style style:name="T4" style:family="text">
      <style:text-properties officeooo:rsid="0018b807"/>
    </style:style>
    <style:style style:name="T5" style:family="text">
      <style:text-properties officeooo:rsid="001ae29c"/>
    </style:style>
    <style:style style:name="T6" style:family="text">
      <style:text-properties fo:language="en" fo:country="US" style:font-name-complex="Times New Roman1"/>
    </style:style>
    <style:style style:name="T7" style:family="text">
      <style:text-properties fo:language="en" fo:country="US" style:font-name-asian="Times New Roman1" style:font-name-complex="Times New Roman1"/>
    </style:style>
    <style:style style:name="T8" style:family="text">
      <style:text-properties fo:language="en" fo:country="US" style:letter-kerning="true" style:font-name-asian="Droid Sans Fallback" style:language-asian="zh" style:country-asian="CN" style:font-name-complex="Times New Roman1" style:language-complex="hi" style:country-complex="IN"/>
    </style:style>
    <style:style style:name="T9" style:family="text">
      <style:text-properties fo:language="en" fo:country="US"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10" style:family="text">
      <style:text-properties fo:language="en" fo:country="US" officeooo:rsid="0029c0b6"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11" style:family="text">
      <style:text-properties officeooo:rsid="001f0444"/>
    </style:style>
    <style:style style:name="T12" style:family="text">
      <style:text-properties officeooo:rsid="00207451"/>
    </style:style>
    <style:style style:name="T13" style:family="text">
      <style:text-properties style:font-name-asian="Times New Roman1"/>
    </style:style>
    <style:style style:name="T14" style:family="text">
      <style:text-properties style:letter-kerning="true" style:font-name-asian="Droid Sans Fallback" style:language-asian="zh" style:country-asian="CN" style:font-name-complex="Times New Roman1" style:language-complex="hi" style:country-complex="IN"/>
    </style:style>
    <style:style style:name="T15" style:family="text">
      <style:text-properties style:letter-kerning="true" style:font-name-asian="Times New Roman1" style:language-asian="zh" style:country-asian="CN" style:font-name-complex="Times New Roman1" style:language-complex="hi" style:country-complex="IN"/>
    </style:style>
    <style:style style:name="T16" style:family="text">
      <style:text-properties officeooo:rsid="002bfa31"/>
    </style:style>
    <style:style style:name="T17" style:family="text">
      <style:text-properties fo:color="#222222" style:font-name="apple-system" fo:font-size="12pt" officeooo:rsid="0029c0b6" fo:background-color="#ffffff" loext:char-shading-value="0"/>
    </style:style>
    <style:style style:name="T18" style:family="text">
      <style:text-properties fo:color="#222222" style:font-name="apple-system" fo:font-size="12pt" officeooo:rsid="002c68d7" fo:background-color="#ffffff" loext:char-shading-value="0"/>
    </style:style>
    <style:style style:name="T19" style:family="text">
      <style:text-properties fo:color="#222222" style:font-name="apple-system" fo:font-size="12pt" officeooo:rsid="002d74ff" fo:background-color="#ffffff" loext:char-shading-value="0"/>
    </style:style>
    <style:style style:name="T20" style:family="text">
      <style:text-properties fo:color="#222222" style:font-name="apple-system" fo:font-size="12pt" officeooo:rsid="00315ff4" fo:background-color="#ffffff" loext:char-shading-value="0"/>
    </style:style>
    <style:style style:name="T21" style:family="text">
      <style:text-properties fo:color="#222222" fo:font-size="12pt" officeooo:rsid="0029c0b6" fo:background-color="#ffffff" loext:char-shading-value="0"/>
    </style:style>
    <style:style style:name="T22" style:family="text">
      <style:text-properties fo:color="#222222" fo:font-size="12pt" officeooo:rsid="002c68d7" fo:background-color="#ffffff" loext:char-shading-value="0"/>
    </style:style>
    <style:style style:name="T23" style:family="text">
      <style:text-properties fo:color="#222222" fo:font-size="12pt" officeooo:rsid="002d74ff" fo:background-color="#ffffff" loext:char-shading-value="0"/>
    </style:style>
    <style:style style:name="T24" style:family="text">
      <style:text-properties fo:color="#222222" fo:font-size="12pt" officeooo:rsid="00315ff4" fo:background-color="#ffffff" loext:char-shading-value="0"/>
    </style:style>
    <style:style style:name="T25" style:family="text">
      <style:text-properties fo:color="#222222" style:font-name="Liberation Sans2" fo:font-size="12pt" officeooo:rsid="0029c0b6" fo:background-color="#ffffff" loext:char-shading-value="0"/>
    </style:style>
    <style:style style:name="T26" style:family="text">
      <style:text-properties fo:color="#222222" style:font-name="Liberation Sans2" fo:font-size="12pt" officeooo:rsid="002c68d7" fo:background-color="#ffffff" loext:char-shading-value="0"/>
    </style:style>
    <style:style style:name="T27" style:family="text">
      <style:text-properties fo:color="#222222" style:font-name="Liberation Sans2" fo:font-size="12pt" officeooo:rsid="002d74ff" fo:background-color="#ffffff" loext:char-shading-value="0"/>
    </style:style>
    <style:style style:name="T28" style:family="text">
      <style:text-properties fo:color="#222222" style:font-name="Liberation Sans2" fo:font-size="12pt" officeooo:rsid="00315ff4" fo:background-color="#ffffff" loext:char-shading-value="0"/>
    </style:style>
    <style:style style:name="T29" style:family="text">
      <style:text-properties officeooo:rsid="002f60ca"/>
    </style:style>
    <style:style style:name="T30" style:family="text">
      <style:text-properties fo:font-weight="bold"/>
    </style:style>
    <style:style style:name="T31" style:family="text">
      <style:text-properties fo:font-style="normal" fo:font-weight="normal"/>
    </style:style>
    <style:style style:name="T32" style:family="text">
      <style:text-properties officeooo:rsid="00335565"/>
    </style:style>
    <style:style style:name="T33" style:family="text">
      <style:text-properties fo:language="none" fo:country="none" officeooo:rsid="002bfa31"/>
    </style:style>
    <style:style style:name="T34" style:family="text">
      <style:text-properties fo:language="none" fo:country="none" officeooo:rsid="0037e79f"/>
    </style:style>
    <style:style style:name="T35" style:family="text">
      <style:text-properties fo:language="none" fo:country="none" officeooo:rsid="00207451"/>
    </style:style>
    <style:style style:name="T36" style:family="text">
      <style:text-properties style:font-name="Geneva"/>
    </style:style>
    <style:style style:name="T37" style:family="text">
      <style:text-properties style:font-size-asian="14pt" style:font-style-asian="normal" style:font-weight-asian="normal" style:font-size-complex="14pt"/>
    </style:style>
    <style:style style:name="T38" style:family="text">
      <style:text-properties fo:font-style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НАУКИ И ВЫСШЕГО ОБРАЗОВАНИЯ РОССИЙСКОЙ ФЕДЕРАЦИИ</text:p>
      <text:p text:style-name="P20">ФЕДЕРАЛЬНОЕ ГОСУДАРСТВЕННОЕ АВТОНОМНОЕ ОБРАЗОВАТЕЛЬНОЕ УЧРЕЖДЕНИЕ ВЫСШЕГО ОБРАЗОВАНИЯ</text:p>
      <text:p text:style-name="P20">«Национальный исследовательский ядерный университет «МИФИ»</text:p>
      <text:p text:style-name="P20">Обнинский институт атомной энергетики</text:p>
      <text:p text:style-name="P20"/>
      <text:p text:style-name="P21"/>
      <text:p text:style-name="P21"/>
      <text:p text:style-name="P21"/>
      <text:p text:style-name="P21"/>
      <text:p text:style-name="P20">Лабораторная работа №<text:span text:style-name="T34">4</text:span></text:p>
      <text:p text:style-name="P19"><text:span text:style-name="T37">«</text:span>Объекты синхронизации WIN32<text:span text:style-name="T37">»</text:span></text:p>
      <text:p text:style-name="P22">Вариант <text:span text:style-name="T34">3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23">Выполнила: студентка ОИКС</text:p>
      <text:p text:style-name="P23">3 курса группы ИС-Б17</text:p>
      <text:p text:style-name="P23">Петренко В. Ю.</text:p>
      <text:p text:style-name="P23">Провери<text:span text:style-name="T4">л</text:span>: <text:span text:style-name="T4">Пляскин А. В.</text:span></text:p>
      <text:p text:style-name="P21"/>
      <text:p text:style-name="P21"/>
      <text:p text:style-name="P21"/>
      <text:p text:style-name="P20">Обнинск, 2019</text:p>
      <text:p text:style-name="P4"><text:soft-page-break/><text:span text:style-name="T38">Содержание работы:</text:span> Реализовать в зависимости от задачи варианта один из механизмов взаимодействия процессов в WIN32<text:line-break/><text:line-break/>Требования:</text:p>
      <text:list xml:id="list823418156" text:style-name="L1">
        <text:list-item>
          <text:p text:style-name="P30">Использование только вызовов API</text:p>
        </text:list-item>
        <text:list-item>
          <text:p text:style-name="P30">Желательно описание внешних вызовов ОС производить непосредственно в своем коде (разрешено пользоваться описанием windows.pas)</text:p>
        </text:list-item>
        <text:list-item>
          <text:p text:style-name="P30">Обработка ошибок и их анализ по каждому вызову функций API</text:p>
        </text:list-item>
        <text:list-item>
          <text:p text:style-name="P28">Остановка исследуемого процесса по вводу символа «а» с клавиатуры</text:p>
        </text:list-item>
      </text:list>
      <text:p text:style-name="P27">Конечный результат:</text:p>
      <text:list xml:id="list2631328551" text:style-name="L2">
        <text:list-item>
          <text:p text:style-name="P31">Получить требуемую в варианте величину.</text:p>
        </text:list-item>
        <text:list-item>
          <text:p text:style-name="P31">Пакетный файл компиляции.</text:p>
        </text:list-item>
        <text:list-item>
          <text:p text:style-name="P31">Отчет с выводами и анализом результатов. В анализ должны входить оценки вероятностных показателей измеренной в варианте величины.</text:p>
        </text:list-item>
        <text:list-item>
          <text:p text:style-name="P29">Исходный код программы на дискете.</text:p>
        </text:list-item>
      </text:list>
      <text:p text:style-name="P27">Вариант <text:span text:style-name="T34">3:</text:span></text:p>
      <text:list xml:id="list3963485821" text:style-name="L3">
        <text:list-header>
          <text:p text:style-name="P32">Реализовать следующую схему испытаний: испытывающий процесс, который замеряет время, запускает процесс с условно предсказуемым временем выполнения. Требуется выполнить измерения времени выполнения для 10, 20 и 30 последовательно запущенных однотипных процессов с предсказуемым временем выполнения. Провести статистический анализ измерений.</text:p>
        </text:list-header>
      </text:list>
      <text:p text:style-name="P25"/>
      <text:p text:style-name="P5">2. <text:span text:style-name="T5">И</text:span>нструментарий.</text:p>
      <text:list xml:id="list4034476853" text:style-name="WWNum2">
        <text:list-header>
          <text:p text:style-name="P33">CreateThread(lpThreadAttributes:Pointer;</text:p>
        </text:list-header>
      </text:list>
      <text:p text:style-name="P15">dwStackSize:DWORD;</text:p>
      <text:p text:style-name="P15">lpStartAddress:TFNThreadStartRoutine;</text:p>
      <text:p text:style-name="P15">lpParameter:Pointer;</text:p>
      <text:p text:style-name="P15">dwCreationFlags:DWORD;</text:p>
      <text:p text:style-name="P15">varlpThreadId:DWORD):THandle;stdcall;</text:p>
      <text:p text:style-name="P15"/>
      <text:p text:style-name="P16"><text:span text:style-name="T8">lpThreadAttribute</text:span><text:span text:style-name="T9">s </text:span><text:span text:style-name="T10">ук</text:span><text:span text:style-name="T14">азатель на структуру типа </text:span><text:span text:style-name="T8">SECURITY</text:span><text:span text:style-name="T14">_</text:span><text:span text:style-name="T8">ATTRIBUTES</text:span><text:span text:style-name="T14">, которая определяет может ли указатель на поток, который вернет функция, быть унаследован дочерним процессом; если значение </text:span><text:soft-page-break/><text:span text:style-name="T14">параметра равно 0, то указатель на поток не может быть унаследован.</text:span></text:p>
      <text:p text:style-name="P16"><text:span text:style-name="T8">dwStackSize</text:span><text:span text:style-name="T15">– </text:span><text:span text:style-name="T14">определяет размер стека для создаваемого потока; если значение параметра 0, то размер стека будет установлен таким же как и для основного потока процесса.</text:span></text:p>
      <text:p text:style-name="P16"><text:span text:style-name="T8">lpStartAddress</text:span><text:span text:style-name="T15">– </text:span><text:span text:style-name="T14">начальный адрес потока, обычно это указатель на функцию, объявленную как </text:span><text:span text:style-name="T8">WINAPI</text:span><text:span text:style-name="T14">, с одним параметром</text:span><text:span text:style-name="T15"> – </text:span><text:span text:style-name="T14">указателем и которая возвращает 32-битный код выхода.</text:span></text:p>
      <text:p text:style-name="P16"><text:span text:style-name="T8">lpParameter</text:span><text:span text:style-name="T15">– </text:span><text:span text:style-name="T14">параметр для функции потока (адрес которой передан в параметре </text:span><text:span text:style-name="T8">lpStartAddress</text:span><text:span text:style-name="T14">).</text:span></text:p>
      <text:p text:style-name="P16"><text:span text:style-name="T8">dwCreationFlags</text:span><text:span text:style-name="T15"> – </text:span><text:span text:style-name="T14">определяет дополнительные флаги, которые управляют созданием потока; если значение параметра </text:span><text:span text:style-name="T8">CREATE</text:span><text:span text:style-name="T14">_</text:span><text:span text:style-name="T8">SUSPENDED</text:span><text:span text:style-name="T14">, то поток создается приостановленным и не будет запущен пока не будет вызвана функция </text:span><text:span text:style-name="T8">ResumeThread</text:span><text:span text:style-name="T14">; если значение параметра 0, то поток запускается сразу же после создания; никакие другие значения не поддерживаются;</text:span></text:p>
      <text:p text:style-name="P16"><text:span text:style-name="T8">lpThreadId</text:span><text:span text:style-name="T15">– </text:span><text:span text:style-name="T14">параметр, в котором будет возвращен идентификатор потока.</text:span></text:p>
      <text:p text:style-name="P17"/>
      <text:p text:style-name="P16"><text:span text:style-name="T14">Если новый поток создан, <text:s/>то функция вернет указатель на него, в случае неудачи значением функции будет </text:span><text:span text:style-name="T8">NULL</text:span><text:span text:style-name="T14">.</text:span></text:p>
      <text:p text:style-name="P17"/>
      <text:list xml:id="list165556853015240" text:continue-numbering="true" text:style-name="WWNum2">
        <text:list-header>
          <text:p text:style-name="P34"/>
          <text:p text:style-name="P35"><text:span text:style-name="T6">CloseHandle(hObject:</text:span><text:span text:style-name="T7"> </text:span><text:span text:style-name="T6">THandle):</text:span><text:span text:style-name="T7"> </text:span><text:span text:style-name="T6">BOOL;</text:span><text:span text:style-name="T7"> </text:span><text:span text:style-name="T6">stdcall;</text:span></text:p>
        </text:list-header>
      </text:list>
      <text:p text:style-name="P36">Функция<text:span text:style-name="T13"> </text:span>закрывает<text:span text:style-name="T13"> </text:span>указатель<text:span text:style-name="T13"> </text:span>на<text:span text:style-name="T13"> </text:span>объект;<text:span text:style-name="T13"> </text:span>если<text:span text:style-name="T13"> </text:span>все<text:span text:style-name="T13"> </text:span>указатели<text:span text:style-name="T13"> </text:span>на<text:span text:style-name="T13"> </text:span>объект<text:span text:style-name="T13"> </text:span>закрыты,<text:span text:style-name="T13"> </text:span>то<text:span text:style-name="T13"> </text:span>объект<text:span text:style-name="T13"> </text:span>удаляется<text:span text:style-name="T13"> </text:span>из<text:span text:style-name="T13"> </text:span>операционной<text:span text:style-name="T13"> </text:span>системы;<text:span text:style-name="T13"> </text:span>в<text:span text:style-name="T13"> </text:span>случае<text:span text:style-name="T13"> </text:span>успеха<text:span text:style-name="T13"> </text:span>функция<text:span text:style-name="T13"> </text:span>возвращает<text:span text:style-name="T13"> </text:span>ненулевое<text:span text:style-name="T13"> </text:span>значение,<text:span text:style-name="T13"> </text:span>если<text:span text:style-name="T13"> </text:span>вызов<text:span text:style-name="T13"> </text:span>функции<text:span text:style-name="T13"> </text:span>завершился<text:span text:style-name="T13"> </text:span>неудачей,<text:span text:style-name="T13"> </text:span>то<text:span text:style-name="T13"> </text:span>значением<text:span text:style-name="T13"> </text:span>функции<text:span text:style-name="T13"> </text:span>будет<text:span text:style-name="T13"> </text:span>ноль.</text:p>
      <text:p text:style-name="P5"/>
      <text:p text:style-name="P6">);</text:p>
      <text:p text:style-name="P5">Функция WaitForSingleObject (link is external)останавливает выполнения программы до тех пор пока объект , идентификатор которого передан в функцию ,не окажется в "сигнальном" состоянии (в частности если передать сюда Handle - "держатель" потока (нити) ,то функция остановит выполнения того потока, в рамках которого она запущена ,до завершения работы того потока, Handle которого ей передали ) - но не дольше указанного временного интервала.</text:p>
      <text:p text:style-name="P13"/>
      <text:p text:style-name="P14">3. <text:span text:style-name="T5">Алгоритм.</text:span></text:p>
      <text:p text:style-name="P7"/>
      <text:p text:style-name="P14">4. <text:span text:style-name="T11">Р</text:span>езультат<text:span text:style-name="T11">ы</text:span> решен<text:span text:style-name="T11">ной</text:span> задачи.</text:p>
      <text:p text:style-name="P10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5. <text:span text:style-name="T11">В</text:span>ыводы.</text:p>
      <text:p text:style-name="P3"><text:span text:style-name="apple-style-span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, Helvetica, Arial, sans-serif"/>
    <style:font-face style:name="apple-system" svg:font-family="apple-system, BlinkMacSystemFont, Arial, sans-serif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normal" style:font-size-asian="11pt" style:font-weight-asian="normal"/>
    </style:style>
    <style:style style:name="apple-style-span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2-05T16:55:54.784407210</dc:date>
    <meta:editing-cycles>27</meta:editing-cycles>
    <meta:editing-duration>PT5H46M32S</meta:editing-duration>
    <meta:generator>LibreOffice/6.2.6.2$Linux_X86_64 LibreOffice_project/20$Build-2</meta:generator>
    <meta:document-statistic meta:table-count="0" meta:image-count="0" meta:object-count="0" meta:page-count="5" meta:paragraph-count="45" meta:word-count="453" meta:character-count="3607" meta:non-whitespace-character-count="3203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